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/>
    </style:style>
    <style:style style:name="P6" style:family="paragraph" style:parent-style-name="Standard">
      <style:paragraph-properties fo:margin-left="0.2744in" fo:margin-right="0.2807in" fo:text-indent="0in" style:auto-text-indent="false"/>
    </style:style>
    <style:style style:name="P7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text-indent="0.0783in" style:auto-text-indent="false"/>
    </style:style>
    <style:style style:name="P9" style:family="paragraph" style:parent-style-name="Standard">
      <style:paragraph-properties fo:margin-left="0in" fo:margin-right="0in" fo:text-indent="0.0783in" style:auto-text-indent="false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P13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4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22" style:family="paragraph" style:parent-style-name="Standard" style:list-style-name="WWNum4">
      <style:paragraph-properties fo:margin-left="0.5in" fo:margin-right="0in" fo:margin-top="0.0398in" fo:margin-bottom="0in" loext:contextual-spacing="false" fo:text-indent="-0.25in" style:auto-text-indent="false"/>
    </style:style>
    <style:style style:name="P23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24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25" style:family="paragraph" style:parent-style-name="Standard" style:list-style-name="WWNum4">
      <style:paragraph-properties fo:margin-left="0.5in" fo:margin-right="0in" fo:margin-top="0in" fo:margin-bottom="0in" loext:contextual-spacing="false" fo:text-indent="-0.25in" style:auto-text-indent="false"/>
    </style:style>
    <style:style style:name="P26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27" style:family="paragraph" style:parent-style-name="Standard" style:list-style-name="WWNum4">
      <style:paragraph-properties fo:margin-left="0.5in" fo:margin-right="0in" fo:margin-top="0in" fo:margin-bottom="0.0429in" loext:contextual-spacing="false" fo:text-indent="-0.25in" style:auto-text-indent="false"/>
    </style:style>
    <style:style style:name="P28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29" style:family="paragraph" style:parent-style-name="Standard">
      <style:paragraph-properties fo:margin-left="0.5in" fo:margin-right="0in" fo:text-indent="0in" style:auto-text-indent="false"/>
    </style:style>
    <style:style style:name="P30" style:family="paragraph" style:parent-style-name="Standard">
      <style:paragraph-properties fo:break-before="auto" fo:break-after="auto"/>
    </style:style>
    <style:style style:name="P31" style:family="paragraph" style:parent-style-name="Heading_20_1" style:list-style-name="WWNum3"/>
    <style:style style:name="P32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669966" fo:font-size="14pt" style:font-size-asian="14pt" style:font-size-complex="14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bold" style:font-name-asian="Verdana1" style:font-size-asian="10pt" style:font-style-asian="normal" style:font-weight-asian="bold" style:font-name-complex="Verdana1" style:font-size-complex="10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9" style:family="text">
      <style:text-properties style:text-underline-style="none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bookmark text:name="_aczyuw2yex2w"/><text:span text:style-name="T1">Sistemas operativos en red</text:span><text:span text:style-name="T2"><text:line-break/></text:span><text:span text:style-name="T3">UD 03. Actividades Evaluables 02</text:span></text:p>
      <text:p text:style-name="P1"><draw:frame draw:style-name="fr1" draw:name="image3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zado Septiembre 2023</text:span></text:p>
      <text:p text:style-name="P5"><text:span text:style-name="T6">Licencia</text:span></text:p>
      <text:p text:style-name="P7"/>
      <text:p text:style-name="P6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8"><text:span text:style-name="T6">Nomenclatura</text:span></text:p>
      <text:p text:style-name="P8">A lo largo de este tema se utilizarán diferentes símbolos para distinguir elementos importantes dentro del contenido. Estos símbolos son:</text:p>
      <text:p text:style-name="P8"/>
      <text:p text:style-name="P10"><text:span text:style-name="T9"><text:s/>📖 </text:span><text:span text:style-name="T10">Importante</text:span></text:p>
      <text:p text:style-name="Standard"/>
      <text:p text:style-name="P10"><text:span text:style-name="T11"><text:s/>❕</text:span><text:span text:style-name="T12"> </text:span><text:span text:style-name="T10">Atención</text:span></text:p>
      <text:p text:style-name="Standard"><text:s/></text:p>
      <text:p text:style-name="P10"><text:span text:style-name="T9"><text:s/>💬</text:span> <text:span text:style-name="T10">Interesante</text:span></text:p>
      <text:p text:style-name="Standard"/>
      <text:p text:style-name="P10"><text:soft-page-break/><text:span text:style-name="T9"><text:s/>📕 </text:span><text:span text:style-name="T10">A entregar</text:span></text:p>
      <text:p text:style-name="P11"><text:span text:style-name="T13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3"><text:a xlink:type="simple" xlink:href="#_4owcmsjlyn6b" text:style-name="Index_20_Link" text:visited-style-name="Index_20_Link"><text:span text:style-name="T17">1. Actividad 01<text:tab/>3</text:span></text:a></text:p>
          <text:p text:style-name="P13"><text:a xlink:type="simple" xlink:href="#_6fwqqdybz39n" text:style-name="Index_20_Link" text:visited-style-name="Index_20_Link"><text:span text:style-name="T17">2. Actividad 02<text:tab/>3</text:span></text:a></text:p>
          <text:p text:style-name="P13"><text:a xlink:type="simple" xlink:href="#_alzs0el7m4cz" text:style-name="Index_20_Link" text:visited-style-name="Index_20_Link"><text:span text:style-name="T17">3. Actividad 03<text:tab/>3</text:span></text:a></text:p>
          <text:p text:style-name="P13"><text:a xlink:type="simple" xlink:href="#_ktvw864l9bkr" text:style-name="Index_20_Link" text:visited-style-name="Index_20_Link"><text:span text:style-name="T17">4. Actividad 04<text:tab/>3</text:span></text:a></text:p>
          <text:p text:style-name="P13"><text:a xlink:type="simple" xlink:href="#_6wczumkftewg" text:style-name="Index_20_Link" text:visited-style-name="Index_20_Link"><text:span text:style-name="T17">5. Actividad 05<text:tab/>4</text:span></text:a></text:p>
          <text:p text:style-name="P13"><text:a xlink:type="simple" xlink:href="#_10z7y1e0ud48" text:style-name="Index_20_Link" text:visited-style-name="Index_20_Link"><text:span text:style-name="T17">6. Actividad 06<text:tab/>4</text:span></text:a></text:p>
        </text:index-body>
      </text:table-of-content>
      <text:p text:style-name="P12"/>
      <text:p text:style-name="P15"/>
      <text:p text:style-name="P16"><text:span text:style-name="T14">UD03. Actividades evaluables 02</text:span></text:p>
      <text:list xml:id="list903708556" text:style-name="WWNum3">
        <text:list-item>
          <text:p text:style-name="P31"><text:bookmark text:name="_4owcmsjlyn6b"/>Actividad 01</text:p>
        </text:list-item>
      </text:list>
      <text:p text:style-name="Standard">Explica para qué sirve la orden “cd” (a secas), “cd .” y “cd ..”.</text:p>
      <text:p text:style-name="P10"><text:span text:style-name="T9"><text:s/>📕 </text:span><text:span text:style-name="T10">A entregar: </text:span><text:s/>documento con respuesta a la pregunta planteada.</text:p>
      <text:list xml:id="list184447252288317" text:continue-numbering="true" text:style-name="WWNum3">
        <text:list-item>
          <text:p text:style-name="P31"><text:bookmark text:name="_6fwqqdybz39n"/>Actividad 02</text:p>
        </text:list-item>
      </text:list>
      <text:p text:style-name="Standard">Al ejecutar la orden “md” para crear un directorio. ¿Se entra dentro del directorio creado automáticamente?</text:p>
      <text:p text:style-name="P10"><text:span text:style-name="T9"><text:s/>📕 </text:span><text:span text:style-name="T10">A entregar: </text:span><text:s/>documento con respuesta a la pregunta planteada.</text:p>
      <text:list xml:id="list184447424294341" text:continue-numbering="true" text:style-name="WWNum3">
        <text:list-item>
          <text:p text:style-name="P31"><text:bookmark text:name="_alzs0el7m4cz"/>Actividad 03</text:p>
        </text:list-item>
      </text:list>
      <text:p text:style-name="Standard">Explica para qué sirven los caracteres comodín “*” y “?”. Pon 3 ejemplos de uso de cada uno de ellos y uno que combine a la vez ambos.</text:p>
      <text:p text:style-name="P10"><text:span text:style-name="T9"><text:s/>📕 </text:span><text:span text:style-name="T10">A entregar: </text:span>documento con respuesta a la pregunta planteada, así como con los ejemplos solicitados.</text:p>
      <text:list xml:id="list184447713267576" text:continue-numbering="true" text:style-name="WWNum3">
        <text:list-item>
          <text:p text:style-name="P31"><text:bookmark text:name="_ktvw864l9bkr"/>Actividad 04</text:p>
        </text:list-item>
      </text:list>
      <text:p text:style-name="Standard"><text:s/>Resuelve los siguientes ejercicios con un solo comando y utilizando rutas relativas:</text:p>
      <text:list xml:id="list532794388" text:style-name="WWNum1">
        <text:list-item>
          <text:p text:style-name="P21">Suponiendo que estás en C:\ejercicios\SER\ qué comando usarías para crear una carpeta llamada “practicas” en C:\ejercicios\SOR</text:p>
        </text:list-item>
        <text:list-item>
          <text:p text:style-name="P24">Suponiendo que estás en C:\ejercicios\SEC\, qué comando usarías para cambiarte al directorio C:\ejercicios\SOR</text:p>
        </text:list-item>
        <text:list-item>
          <text:p text:style-name="P24">Suponiendo que estás en C:\ejercicios\SOR\, qué comando usarías para ver el contenido del directorio “soluciones” que está dentro de C:\ejercicios\APR\</text:p>
        </text:list-item>
        <text:list-item>
          <text:p text:style-name="P24">Suponiendo que estás en c:\ejercicios\SOR\ qué comando usarías para borrar el directorio C:\ejercicios\pruebas\ sabiendo además que este directorio contiene otros directorios y ficheros.</text:p>
        </text:list-item>
        <text:list-item>
          <text:p text:style-name="P24"><text:soft-page-break/>Suponiendo que estás en C:\ejercicios, qué comando usarías para ver el contenido del fichero de texto “ejercicio1.txt” qué está en C:\ejercicios\SOR\ejercicio1.txt</text:p>
        </text:list-item>
        <text:list-item>
          <text:p text:style-name="P24">Suponiendo que estás en c:\ejercicios\, qué comando usarías para borrar todos los archivos <text:s/>del c:\ejercicios\SOR\ con extensión “txt” que empiezan por la letra “a”.</text:p>
        </text:list-item>
        <text:list-item>
          <text:p text:style-name="P24">Suponiendo que estás en C:\ejercicios\, qué comando usarías para copiar el archivo “ejercicio3.txt” que está en C:\ejercicios\SOR\ a E:\copiaseg\ejercicios\SOR\</text:p>
        </text:list-item>
        <text:list-item>
          <text:p text:style-name="P24">Suponiendo que estás en c:\ejercicios\, qué comando usarías para mover el archivo “ejercicio4.txt” que está en C:\ a C:\ejercicios\SOR\tema 4\</text:p>
        </text:list-item>
        <text:list-item>
          <text:p text:style-name="P24">Suponiendo que estás en C:\ejercicios\, qué comando usarías para cambiar el nombre al archivo “ejercicio5.txt” que está en esa misma carpeta a “ejcomandos.txt”</text:p>
        </text:list-item>
        <text:list-item>
          <text:p text:style-name="P26">Suponiendo que estás en C:\ejercicios\SOR\, qué comando usarías para hacer de solo lectura y oculto el archivo “trabajoEIE.doc” que está en C:\ejercicios\EIE\trabajoEIE.doc</text:p>
        </text:list-item>
      </text:list>
      <text:p text:style-name="P10"><text:span text:style-name="T9"><text:s/>📕 </text:span><text:span text:style-name="T10">A entregar: </text:span>documento indicando las soluciones a cada uno de los ejercicios planteados.</text:p>
      <text:list xml:id="list184446800266555" text:continue-list="list184447713267576" text:style-name="WWNum3">
        <text:list-item>
          <text:p text:style-name="P31"><text:bookmark text:name="_6wczumkftewg"/>Actividad 05</text:p>
        </text:list-item>
      </text:list>
      <text:p text:style-name="Standard">Realiza secuencialmente las siguientes acciones e indica el comando usado en cada una de ellas:</text:p>
      <text:list xml:id="list3518079223" text:style-name="WWNum4">
        <text:list-item>
          <text:p text:style-name="P22">Situarse en el directorio raíz (unidad C, directorio“C:\”).</text:p>
        </text:list-item>
        <text:list-item>
          <text:p text:style-name="P25">Crear directorio “PRACTICA” desde el directorio Raíz.</text:p>
        </text:list-item>
        <text:list-item>
          <text:p text:style-name="P25">Cambia el directorio actual a “PRACTICA”.</text:p>
        </text:list-item>
        <text:list-item>
          <text:p text:style-name="P25">Crear el subdirectorio “DATOS” a partir del anterior.</text:p>
        </text:list-item>
        <text:list-item>
          <text:p text:style-name="P25">Cambiar el directorio actual a “DATOS”.</text:p>
        </text:list-item>
        <text:list-item>
          <text:p text:style-name="P25">Crear con el editor de textos "notepad" un fichero llamado “texto.txt” y que contenga vuestro nombre y apellidos.</text:p>
        </text:list-item>
        <text:list-item>
          <text:p text:style-name="P25">Copiar el fichero “texto.txt” al fichero “texto.bak”.</text:p>
        </text:list-item>
        <text:list-item>
          <text:p text:style-name="P25">Copiar el fichero “texto.txt” al fichero “texto.bas”.</text:p>
        </text:list-item>
        <text:list-item>
          <text:p text:style-name="P25">Ejecutar el comando “DIR” utilizando los comodines para que solo nos muestre los archivos que empiezan por “TEX” y sus 2 primeros caracteres de la extensión sean “BA”.</text:p>
        </text:list-item>
        <text:list-item>
          <text:p text:style-name="P25">Crear el fichero “salida.txt” a partir de la salida redireccionada del mandato “DIR” anterior.</text:p>
        </text:list-item>
        <text:list-item>
          <text:p text:style-name="P25">Comprueba el contenido del fichero “salida.txt” utilizando el mandato “TYPE”.</text:p>
        </text:list-item>
        <text:list-item>
          <text:p text:style-name="P25">Renombra el fichero “salida.txt” por “salida.dat”.</text:p>
        </text:list-item>
        <text:list-item>
          <text:p text:style-name="P25">Utilizando “notepad” o similar, crea un fichero llamado “hora.txt” que contenga el valor “21:00:00”.</text:p>
        </text:list-item>
        <text:list-item>
          <text:p text:style-name="P25">Utilizando el redireccionamiento de entrada sobre el comando “TIME” y el fichero “hora.txt”, cambia la hora.</text:p>
        </text:list-item>
        <text:list-item>
          <text:p text:style-name="P25"><text:s/>Vuelve a dejar la hora correctamente.</text:p>
        </text:list-item>
        <text:list-item>
          <text:p text:style-name="P27">Crear el fichero “clasi.dat” cuyo contenido es el siguiente: (Muy importante el orden)</text:p>
        </text:list-item>
      </text:list>
      <text:p text:style-name="P29">1 Valencia CF</text:p>
      <text:p text:style-name="P29"><text:soft-page-break/>2 At. Madrid</text:p>
      <text:p text:style-name="P29">3 Villarreal CF</text:p>
      <text:p text:style-name="P29">4 FC Barcelona</text:p>
      <text:p text:style-name="P29">5 Real Madrid</text:p>
      <text:list xml:id="list184446214619376" text:continue-numbering="true" text:style-name="WWNum4">
        <text:list-item>
          <text:p text:style-name="P22">Desde el directorio “DATOS” (actual) y utilizando el mandato “COPY” y las rutas absolutas, copiar todo el contenido del directorio “PRACTICA” incluyendo los subdirectorios a un nuevo directorio llamado “DOCS”, que colgará directamente desde el directorio Raíz.</text:p>
        </text:list-item>
        <text:list-item>
          <text:p text:style-name="P25">Cambia al directorio “C:\DOCS\DATOS” utilizando la ruta absoluta sin pasar por el directorio Raíz.</text:p>
        </text:list-item>
        <text:list-item>
          <text:p text:style-name="P27">Crear el fichero “clasi.ord” como resultado de ordenar el fichero “clasi.dat” por la segunda columna (nombre de los equipos).</text:p>
        </text:list-item>
      </text:list>
      <text:p text:style-name="P10"><text:span text:style-name="T9"><text:s/>📕 </text:span><text:span text:style-name="T10">A entregar: </text:span>documento con los comandos utilizados para cada uno de los puntos y con una captura de pantalla de como ha quedado el árbol de directorios y ficheros al finalizar la actividad (se puede obtener mediante el comando “TREE”).</text:p>
      <text:list xml:id="list184447227439832" text:continue-list="list184446800266555" text:style-name="WWNum3">
        <text:list-item>
          <text:p text:style-name="P31"><text:bookmark text:name="_10z7y1e0ud48"/>Actividad 06</text:p>
        </text:list-item>
      </text:list>
      <text:p text:style-name="Standard">Desde la consola, usando el comando “AT”, programa las siguientes tareas: </text:p>
      <text:list xml:id="list397182743" text:style-name="WWNum2">
        <text:list-item>
          <text:p text:style-name="P23">Borre el directorio “C:\Temp” una sola vez el día actual a las 22:00.</text:p>
        </text:list-item>
        <text:list-item>
          <text:p text:style-name="P28">Borre el directorio “C:\Temp” una vez por semana los miércoles a las 16:00.</text:p>
        </text:list-item>
      </text:list>
      <text:p text:style-name="P10"><text:span text:style-name="T9"><text:s/>📕 </text:span><text:span text:style-name="T10">A entregar: </text:span>documento con los comandos utilizados para la tarea solicitada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1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Operativos en Red<text:tab/><text:tab/>Unidad 03. Actividades evaluables 02</text:span></text:p>
      </style:header>
      <style:footer>
        <text:p text:style-name="MP4"><text:span text:style-name="MT1">CFGM Sistemas Microinformáticos y Redes<text:tab/><text:tab/>Unidad 03 - Página </text:span><text:page-number text:select-page="current">4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4" meta:paragraph-count="77" meta:word-count="872" meta:character-count="5584" meta:non-whitespace-character-count="4805"/>
    <meta:generator>LibreOfficeDev/6.0.5.2$Linux_X86_64 LibreOffice_project/</meta:generator>
  </office:meta>
</office:document-meta>
</file>